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9pt"/>
    </style:style>
    <style:style style:name="co2" style:family="table-column">
      <style:table-column-properties fo:break-before="auto" style:column-width="22.2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Weigh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reate base flask applicati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eate dev docker fil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ET /health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OST /batch-weigh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ET/unknow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ET/ ite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ET /sessi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ET /Weigth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ET /pos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OST /weight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illing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Create base flask applicatio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Create dev docker fil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ET /health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 office:value-type="string" calcext:value-type="string">
            <text:p>POST /provider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OST /rate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ET /rate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OST /truck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PUT /truck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GET /bill</text:p>
          </table:table-cell>
          <table:table-cell table:number-columns-repeated="1022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evOP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Open shared github projec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llect mail addresses &amp; nam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dapt docker files to producti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utomate docker file transformatio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mitter repor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chedule bi-daily comitter report mai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eate CI serve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Write build scrip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Connect to github hooks / pol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Write sanity E2E script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Dev/6.0.5.2$Linux_X86_64 LibreOffice_project/</meta:generator>
  </office:meta>
</office:document-meta>
</file>